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en we humans first came to the Eight, we were running. Hundreds of kilodays later, some details are unclear, but we crossed the gap to Biya's Reach knowing that it was widening. It reached seven light years, and our pursuers, and our homeworld, were left far behind.</text:p>
      <text:p text:style-name="Standard"/>
      <text:p text:style-name="Standard">We thought, then, that it would be temporary. There would be another way around the gap, and it would buy us some time. But as we settled on Dramani's Hope, and on Aquino's Landing, and as our scouts explored this region, it became clear that there was no other way in, or out. We were trapped, but we were also safe. We relaxed, we found more planets suitable for us, and we settled there too.</text:p>
      <text:p text:style-name="Standard"/>
      <text:p text:style-name="Standard">The appearance of the [Lizards], entering our region with their new control of witchspace, was a shock at first. We discovered that we were not alone in the Eight, that our charts were joined together – and together we talked, and shared our cultures and our technologies, and broke down the barriers between our species.</text:p>
      <text:p text:style-name="Standard"/>
      <text:p text:style-name="Standard">///</text:p>
      <text:p text:style-name="Standard">///</text:p>
      <text:p text:style-name="Standard"/>
      <text:p text:style-name="Standard">When you look from chart two, past Biya's reach, over the gap, then through a telescope you can see my species' home sun. None of us has set foot in that system for over a thousand kilodays, and none of us will. I look at that star, and I wonder. Have they now stopped whatever drove them to hunt and pursue my ancestors? Have they also faced the [Thargoids]? Do they even remain alive, or are those of us in the Eight the only humans le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22:31:37</meta:creation-date>
    <meta:generator>LibreOffice/3.5$Linux_X86_64 LibreOffice_project/350m1$Build-2</meta:generator>
    <dc:date>2014-10-17T23:02:52</dc:date>
    <meta:editing-duration>P0D</meta:editing-duration>
    <meta:editing-cycles>1</meta:editing-cycles>
    <meta:document-statistic meta:table-count="0" meta:image-count="0" meta:object-count="0" meta:page-count="1" meta:paragraph-count="6" meta:word-count="265" meta:character-count="1429" meta:non-whitespace-character-count="1170"/>
  </office:meta>
</office:document-meta>
</file>